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3574" officeooo:paragraph-rsid="00133574"/>
    </style:style>
    <style:style style:name="P2" style:family="paragraph" style:parent-style-name="Standard">
      <style:text-properties officeooo:rsid="0015ce93" officeooo:paragraph-rsid="0015ce93"/>
    </style:style>
    <style:style style:name="P3" style:family="paragraph" style:parent-style-name="Standard">
      <style:text-properties officeooo:rsid="0015ce93" officeooo:paragraph-rsid="0015f1b2"/>
    </style:style>
    <style:style style:name="P4" style:family="paragraph" style:parent-style-name="Standard">
      <style:paragraph-properties fo:text-align="center" style:justify-single-word="false"/>
      <style:text-properties fo:font-size="14pt" fo:font-weight="bold" officeooo:rsid="0015ce93" officeooo:paragraph-rsid="0015ce93" style:font-size-asian="14pt" style:font-weight-asian="bold" style:font-size-complex="14pt" style:font-weight-complex="bold"/>
    </style:style>
    <style:style style:name="P5" style:family="paragraph" style:parent-style-name="Standard">
      <style:paragraph-properties fo:text-align="start" style:justify-single-word="false"/>
      <style:text-properties officeooo:paragraph-rsid="00167fe6"/>
    </style:style>
    <style:style style:name="P6" style:family="paragraph" style:parent-style-name="Standard">
      <style:paragraph-properties fo:text-align="start" style:justify-single-word="false"/>
      <style:text-properties officeooo:rsid="001b59d4" officeooo:paragraph-rsid="001b59d4"/>
    </style:style>
    <style:style style:name="P7" style:family="paragraph" style:parent-style-name="Standard">
      <style:text-properties fo:font-size="12pt" fo:font-weight="normal" officeooo:rsid="0019ff81" officeooo:paragraph-rsid="0015f1b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67fe6" officeooo:paragraph-rsid="00167fe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b59d4" officeooo:paragraph-rsid="001b59d4" style:font-size-asian="10.5pt" style:font-weight-asian="normal" style:font-size-complex="12pt" style:font-weight-complex="normal"/>
    </style:style>
    <style:style style:name="P10" style:family="paragraph" style:parent-style-name="Standard">
      <style:paragraph-properties fo:text-align="start" style:justify-single-word="false" fo:break-before="page"/>
      <style:text-properties fo:font-size="12pt" fo:font-weight="normal" officeooo:rsid="0015d950" officeooo:paragraph-rsid="0015d950"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14pt" fo:font-weight="bold" officeooo:rsid="0015ce93" officeooo:paragraph-rsid="00238dbc"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238dbc" officeooo:paragraph-rsid="00238dbc" style:font-size-asian="14pt" style:font-weight-asian="bold" style:font-size-complex="14pt" style:font-weight-complex="bold"/>
    </style:style>
    <style:style style:name="P13" style:family="paragraph" style:parent-style-name="Standard">
      <style:text-properties officeooo:rsid="001b59d4" officeooo:paragraph-rsid="001d1dc5"/>
    </style:style>
    <style:style style:name="T1" style:family="text">
      <style:text-properties officeooo:rsid="00143175"/>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5f1b2" style:font-size-asian="10.5pt" style:font-weight-asian="normal" style:font-size-complex="12pt" style:font-weight-complex="normal"/>
    </style:style>
    <style:style style:name="T4" style:family="text">
      <style:text-properties fo:font-size="12pt" fo:font-weight="normal" officeooo:rsid="0015d950" style:font-size-asian="10.5pt" style:font-weight-asian="normal" style:font-size-complex="12pt" style:font-weight-complex="normal"/>
    </style:style>
    <style:style style:name="T5" style:family="text">
      <style:text-properties fo:font-size="12pt" fo:font-weight="normal" officeooo:rsid="00167fe6" style:font-size-asian="10.5pt" style:font-weight-asian="normal" style:font-size-complex="12pt" style:font-weight-complex="normal"/>
    </style:style>
    <style:style style:name="T6" style:family="text">
      <style:text-properties fo:font-size="12pt" fo:font-weight="normal" officeooo:rsid="0019ff81" style:font-size-asian="10.5pt" style:font-weight-asian="normal" style:font-size-complex="12pt" style:font-weight-complex="normal"/>
    </style:style>
    <style:style style:name="T7" style:family="text">
      <style:text-properties fo:font-size="12pt" fo:font-weight="normal" officeooo:rsid="001bd347" style:font-size-asian="10.5pt" style:font-weight-asian="normal" style:font-size-complex="12pt" style:font-weight-complex="normal"/>
    </style:style>
    <style:style style:name="T8" style:family="text">
      <style:text-properties fo:font-size="12pt" fo:font-weight="normal" officeooo:rsid="001d1dc5" style:font-size-asian="10.5pt" style:font-weight-asian="normal" style:font-size-complex="12pt" style:font-weight-complex="normal"/>
    </style:style>
    <style:style style:name="T9" style:family="text">
      <style:text-properties officeooo:rsid="00238d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Parte de tiempos:</text:p>
      <text:p text:style-name="P1">Parte 2: Buscar información de G<text:span text:style-name="T1">T</text:span>kwave se obtuvo en 2 minutos, instalarlo en 2:20 minutos. <text:span text:style-name="T1">Buscando la información de Yosys duré 40 segundos,en instalarlo 1 minuto. </text:span></text:p>
      <text:p text:style-name="P1"/>
      <text:p text:style-name="P3">Parte3:Buscando información de Gtkwave se obtuvo en 4 minutos.<text:span text:style-name="T3">Estudiando la información para decidir qué hacer me llevo 12:40 minutos porque investigué mucho de modulos de Verilog. Pensando que poner me llevo. </text:span><text:span text:style-name="T5">Confeccionando la respuesta solicitada duré 8 minutos. </text:span><text:span text:style-name="T6">Ejecutando la prueba del programa dure 10 minutos, tarde debido a que no vi que tenía puesto mucho zoom.</text:span></text:p>
      <text:p text:style-name="P7"/>
      <text:p text:style-name="P13"><text:span text:style-name="T6">B</text:span><text:span text:style-name="T2">uscando información de Yosys se obtuvo en 2 minutos. </text:span><text:span text:style-name="T8">La parte teorica, y en 10 la parte practica ya que se tuvo que ver videos. Estudiar la información para decidir qué hacer me llevo 7 minutos.</text:span><text:span text:style-name="T5">Confeccionando la respuesta solicitada duré </text:span><text:span text:style-name="T8">10</text:span><text:span text:style-name="T5"> minutos. </text:span><text:span text:style-name="T6">Ejecutando la prueba del programa dure </text:span><text:span text:style-name="T8">4</text:span><text:span text:style-name="T6"> minutos.</text:span></text:p>
      <text:p text:style-name="P13"><text:span text:style-name="T6"/></text:p>
      <text:p text:style-name="P12"><text:span text:style-name="T4">C</text:span><text:span text:style-name="T6">olocar makefile de gtkwave me demoró 3 minutos, sin embargo el de yosys me demoró 1 hora encontrar el comando “-p” el cual hace que pueda escribir dentro del programa yosys.</text:span></text:p>
      <text:p text:style-name="P2"/>
      <text:p text:style-name="P4">Parte 3:</text:p>
      <text:p text:style-name="P5"><text:span text:style-name="T4">Gtkwave es un simulador que ayuda a verificar el funcionamiento de un diseño. </text:span><text:span text:style-name="T5">Los formatos de salida de los archivos de Verilog no son faciles de comprender, por ende se abren con GTKWave que permite generar gráficas de tiempo para cada señal, por medio del comando “ gtkwave ffjk.vcd “. Siendo ffjk.vcd el archivo que se quiere correr. </text:span></text:p>
      <text:p text:style-name="P8"/>
      <text:p text:style-name="P6"><text:span text:style-name="T5">O</text:span><text:span text:style-name="T2">btenido de: https://www.linuxito.com/windows/1088-primeros-pasos-con-icarus-verilog-en-windows</text:span></text:p>
      <text:p text:style-name="P8"/>
      <text:p text:style-name="P6"><text:span text:style-name="T5">Y</text:span><text:span text:style-name="T2">osys <text:s/>cuenta con gran compatibilidad con Verilog, el cual posee varios algoritmos básicos de síntesis para este mismo. </text:span><text:span text:style-name="T7">Este es un softwre gratuito y se puede adaptar a cualquier <text:s/>trabajo de sintesis , ya sea con algoritmos existentes, con scripts de sintesis e incluso se pueden agregar nuevos algoritmos para extender la base de código.</text:span></text:p>
      <text:p text:style-name="P9"/>
      <text:p text:style-name="P6"><text:span text:style-name="T2">Obtenido de : </text:span><text:a xlink:type="simple" xlink:href="https://www.linuxadictos.com/yosys-un-marco-open-source-para-herramientas-de-sintesis-verilog.html" text:style-name="Internet_20_link" text:visited-style-name="Visited_20_Internet_20_Link"><text:span text:style-name="T2">https://www.linuxadictos.com/yosys-un-marco-open-source-para-herramientas-de-sintesis-verilog.html</text:span></text:a></text:p>
      <text:p text:style-name="P9"/>
      <text:p text:style-name="P11">Parte <text:span text:style-name="T9">4</text:span>:</text:p>
      <text:p text:style-name="P12"><text:span text:style-name="T4">C</text:span><text:span text:style-name="T2">olocar makefile </text:span></text:p>
      <text:p text:style-name="P12"><text:span text:style-name="T2"/></text:p>
      <text:p text:style-name="P11">Parte <text:span text:style-name="T9">5</text:span>:</text:p>
      <text:p text:style-name="P12"><text:span text:style-name="T2">https://www.ochobitshacenunbyte.com/2019/05/28/uso-del-comando-sed-en-linux-y-unix-con-ejemplos/</text:span></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3T23:56:51.260037001</meta:creation-date>
    <dc:date>2020-08-15T23:53:23.039729416</dc:date>
    <meta:editing-duration>PT4H7M40S</meta:editing-duration>
    <meta:editing-cycles>7</meta:editing-cycles>
    <meta:generator>LibreOffice/6.4.4.2$Linux_X86_64 LibreOffice_project/40$Build-2</meta:generator>
    <meta:document-statistic meta:table-count="0" meta:image-count="0" meta:object-count="0" meta:page-count="2" meta:paragraph-count="14" meta:word-count="296" meta:character-count="2044" meta:non-whitespace-character-count="1757"/>
  </office:meta>
</office:document-meta>
</file>